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mic Sans MS1" svg:font-family="'Comic Sans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orphans="0" fo:widows="0" fo:text-indent="1.27cm" style:auto-text-indent="false"/>
    </style:style>
    <style:style style:name="P2" style:family="paragraph" style:parent-style-name="Standard"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language="ru" fo:country="RU"/>
    </style:style>
    <style:style style:name="P3" style:family="paragraph" style:parent-style-name="Standard">
      <style:paragraph-properties fo:line-height="100%" fo:orphans="0" fo:widows="0" fo:break-before="auto" fo:break-after="auto"/>
    </style:style>
    <style:style style:name="P4" style:family="paragraph" style:parent-style-name="Standard" style:list-style-name="L1"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language="ru" fo:country="RU"/>
    </style:style>
    <style:style style:name="T1" style:family="text">
      <style:text-properties style:font-name="Comic Sans MS" fo:font-size="12pt" fo:font-weight="bold" style:font-name-asian="Comic Sans MS1" style:font-size-asian="12pt" style:font-weight-asian="bold" style:font-name-complex="Comic Sans MS1" style:font-size-complex="12pt"/>
    </style:style>
    <style:style style:name="T2" style:family="text">
      <style:text-properties style:font-name="Comic Sans MS" fo:font-size="12pt" style:font-name-asian="Comic Sans MS1" style:font-size-asian="12pt" style:font-name-complex="Comic Sans MS1" style:font-size-complex="12pt"/>
    </style:style>
    <style:style style:name="T3" style:family="text">
      <style:text-properties fo:color="#1155cc" style:font-name="Comic Sans MS" fo:font-size="12pt" style:text-underline-style="solid" style:text-underline-width="auto" style:text-underline-color="font-color" style:font-name-asian="Comic Sans MS1" style:font-size-asian="12pt" style:font-name-complex="Comic Sans MS1" style:font-size-complex="12pt"/>
    </style:style>
    <style:style style:name="T4" style:family="text">
      <style:text-properties fo:font-size="12pt" style:font-name-asian="Comic Sans MS1" style:font-size-asian="12pt" style:font-name-complex="Comic Sans MS1" style:font-size-complex="12pt"/>
    </style:style>
    <style:style style:name="T5" style:family="text">
      <style:text-properties fo:font-size="12pt" fo:font-style="italic" style:font-name-asian="Comic Sans MS1" style:font-size-asian="12pt" style:font-style-asian="italic" style:font-name-complex="Comic Sans MS1" style:font-size-complex="12pt" style:font-style-complex="italic"/>
    </style:style>
    <style:style style:name="T6" style:family="text">
      <style:text-properties fo:font-size="12pt" fo:language="en" fo:country="US" style:font-name-asian="Comic Sans MS1" style:font-size-asian="12pt" style:font-name-complex="Comic Sans MS1" style:font-size-complex="12pt"/>
    </style:style>
    <style:style style:name="T7" style:family="text">
      <style:text-properties fo:font-size="12pt" fo:language="en" fo:country="US" fo:font-style="italic" style:font-name-asian="Comic Sans MS1" style:font-size-asian="12pt" style:font-style-asian="italic" style:font-name-complex="Comic Sans MS1" style:font-size-complex="12pt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1. </text:span><text:span text:style-name="T1">Analyses:</text:span><text:span text:style-name="T2"> Статья о реорганизации Почты России после прихода нового CEO </text:span><text:a xlink:type="simple" xlink:href="https://rg.ru/2019/09/24/dmitrij-medvedev-rasskazal-o-reorganizacii-pochty-rossii.html" text:style-name="ListLabel_20_28" text:visited-style-name="ListLabel_20_28"><text:span text:style-name="T3">https://rg.ru/2019/09/24/dmitrij-medvedev-rasskazal-o-reorganizacii-pochty-rossii.html</text:span></text:a></text:p>
      <text:p text:style-name="P1"><text:span text:style-name="T1">Задание</text:span><text:span text:style-name="T2">: прочитать, выписать и проанализировать, какие меры по улучшению качества были предприняты /</text:span></text:p>
      <text:p text:style-name="P1"><text:span text:style-name="T2"/></text:p>
      <text:p text:style-name="P2"><text:span text:style-name="T4">ОТВЕТ:</text:span></text:p>
      <text:p text:style-name="P2"><text:span text:style-name="T4">Внедрена новая система корпоративного управления (АО, не публичное, владелец всего пакета акций — РФ)</text:span></text:p>
      <text:p text:style-name="P2"><text:span text:style-name="T4">Цель реорганизации: предприятие будет функционировать самодостаточно без финансовой подпитки со стороны государства.</text:span></text:p>
      <text:p text:style-name="P2"><text:span text:style-name="T4">Мероприятия (меры), направленные на улучшение качества услуг:</text:span></text:p>
      <text:list xml:id="list6857698483632652536" text:style-name="L1">
        <text:list-header>
          <text:p text:style-name="P4"><text:span text:style-name="T4">1. <text:s/>сохранение сети почтовых отделений с курсом на развитие — насыщение гос.услугами, необходимыми пользователям. Почта — объект государственной инфраструктуры;</text:span></text:p>
          <text:p text:style-name="P4"><text:span text:style-name="T4">2. направление получаемого от услуг дохода на развитие инфраструктуры\технической оснащенности отделений плюс улучшение условий труда <text:s/>(оснащенность рабочих мест) сотрудников</text:span></text:p>
          <text:p text:style-name="P4"><text:span text:style-name="T4">3. <text:s/>увеличение заработной платы в среднем на 20 % </text:span></text:p>
          <text:p text:style-name="P4"><text:span text:style-name="T4">4. <text:s/>функции МФЦ по предоставлению государственных и муниципальных услуг</text:span></text:p>
          <text:p text:style-name="P4"><text:span text:style-name="T4">5. инвестирование прибыли в новые технологичные компании и фонды и все прочие действия, направленные на увеличение доходности для направления в дальнейшем полученных доходов на развитие (см. п. 2)</text:span></text:p>
          <text:p text:style-name="P4"><text:span text:style-name="T4">6. <text:s/>реализация возможности сдавать </text:span><text:span text:style-name="T6">{</text:span><text:span text:style-name="T5">получение прибыли, дозагрузка направлений</text:span><text:span text:style-name="T7">}</text:span><text:span text:style-name="T4"> и брать в аренду воздушные суда </text:span><text:span text:style-name="T7">{</text:span><text:span text:style-name="T5">для увеличения скорости доставки</text:span><text:span text:style-name="T7">}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mic Sans MS1" svg:font-family="'Comic Sans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fo:color="#1155cc" style:font-name="Comic Sans MS" fo:font-size="12pt" style:text-underline-style="solid" style:text-underline-width="auto" style:text-underline-color="font-color" style:font-name-asian="Comic Sans MS1" style:font-size-asian="12pt" style:font-name-complex="Comic Sans MS1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1S</meta:editing-duration>
    <meta:editing-cycles>3</meta:editing-cycles>
    <meta:generator>OpenOffice/4.1.14$Win32 OpenOffice.org_project/4114m1$Build-9811</meta:generator>
    <dc:date>2023-09-05T14:27:10.31</dc:date>
    <meta:document-statistic meta:table-count="0" meta:image-count="0" meta:object-count="0" meta:page-count="1" meta:paragraph-count="12" meta:word-count="167" meta:character-count="1346"/>
    <dc:creator>Asja </dc:creator>
    <meta:user-defined meta:name="Info 1"/>
    <meta:user-defined meta:name="Info 2"/>
    <meta:user-defined meta:name="Info 3"/>
    <meta:user-defined meta:name="Info 4"/>
  </office:meta>
</office:document-meta>
</file>